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68fe" officeooo:paragraph-rsid="000d68fe"/>
    </style:style>
    <style:style style:name="P5" style:family="paragraph" style:parent-style-name="Text_20_body">
      <style:paragraph-properties fo:text-align="start" style:justify-single-word="false"/>
      <style:text-properties style:font-name="Georgia" officeooo:rsid="000d68fe" officeooo:paragraph-rsid="000d68fe"/>
    </style:style>
    <style:style style:name="P6" style:family="paragraph" style:parent-style-name="Title">
      <style:text-properties style:font-name="Georgia" officeooo:rsid="000d68fe" officeooo:paragraph-rsid="000d68fe"/>
    </style:style>
    <style:style style:name="T1" style:family="text">
      <style:text-properties officeooo:rsid="000e20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Chances</text:p>
      <text:p text:style-name="P2">302</text:p>
      <text:p text:style-name="P4">by Kyle Eggleston</text:p>
      <text:p text:style-name="P4"/>
      <text:p text:style-name="P5"><text:tab/><text:span text:style-name="T1">Jack O’Brien stood near a grave marker. His remains were there being laid to rest. Jack decided to bury his body on Shuka instead of transporting them to Earth. There was no way in hell he could have gotten them through customs. To transport a body, even a dead one, took so much red tape he just didn’t want to go through with that. So, on behalf of the Shuka government, he was able to bury his body on Shuka in one of their burial places reserved for dignitaries and the lik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21T19:31:51.729502351">02/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1T19:31:51.653212304</dc:date>
    <meta:editing-duration>PT1H8M57S</meta:editing-duration>
    <meta:editing-cycles>12</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6" meta:word-count="108" meta:character-count="567" meta:non-whitespace-character-count="464"/>
  </office:meta>
</office:document-meta>
</file>